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fill-color="#e6e6e6" draw:textarea-horizontal-align="center" draw:textarea-vertical-align="middle"/>
    </style:style>
    <style:style style:name="gr4" style:family="graphic" style:parent-style-name="standard">
      <style:graphic-properties draw:fill-color="#cccccc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paragraph-properties fo:text-align="center"/>
      <style:text-properties fo:font-family="'Courier New'" style:font-family-generic="modern" style:font-pitch="fixed" style:text-underline-style="solid" style:text-underline-width="auto" style:text-underline-color="font-color"/>
    </style:style>
    <style:style style:name="P4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3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14.5cm" svg:height="10cm" svg:x="3cm" svg:y="6.5cm">
          <text:p/>
        </draw:rect>
        <draw:frame draw:style-name="gr2" draw:text-style-name="P2" draw:layer="layout" svg:width="4cm" svg:height="1.645cm" svg:x="3.5cm" svg:y="6.5cm">
          <draw:text-box>
            <text:p text:style-name="P2"><text:span text:style-name="T1">Window</text:span></text:p>
            <text:p text:style-name="P2"><text:span text:style-name="T2"><text:s text:c="2"/></text:span><text:span text:style-name="T2">W = 6;</text:span></text:p>
          </draw:text-box>
        </draw:frame>
        <draw:rect draw:style-name="gr3" draw:text-style-name="P1" draw:id="id1" draw:layer="layout" svg:width="12.5cm" svg:height="7cm" svg:x="4cm" svg:y="9cm">
          <text:p/>
        </draw:rect>
        <draw:frame draw:style-name="gr2" draw:text-style-name="P2" draw:layer="layout" svg:width="7.5cm" svg:height="2.319cm" svg:x="4.5cm" svg:y="9.355cm">
          <draw:text-box>
            <text:p text:style-name="P2"><text:span text:style-name="T1">function F(){}</text:span></text:p>
            <text:p text:style-name="P2"><text:span text:style-name="T2"><text:s text:c="2"/></text:span><text:span text:style-name="T2">X = 55;</text:span></text:p>
            <text:p text:style-name="P2"><text:span text:style-name="T2"><text:s text:c="2"/></text:span><text:span text:style-name="T2">Z = 10;</text:span></text:p>
          </draw:text-box>
        </draw:frame>
        <draw:rect draw:style-name="gr4" draw:text-style-name="P1" draw:id="id3" draw:layer="layout" svg:width="11cm" svg:height="4cm" svg:x="5cm" svg:y="11.5cm">
          <text:p/>
        </draw:rect>
        <draw:frame draw:style-name="gr2" draw:text-style-name="P2" draw:id="id4" draw:layer="layout" svg:width="7.5cm" svg:height="2.993cm" svg:x="5.5cm" svg:y="11.855cm">
          <draw:text-box>
            <text:p text:style-name="P2"><text:span text:style-name="T1">function FinF(){}</text:span></text:p>
            <text:p text:style-name="P2"><text:span text:style-name="T2"><text:s text:c="2"/></text:span><text:span text:style-name="T2">X = 50;</text:span></text:p>
            <text:p text:style-name="P2"><text:span text:style-name="T2"><text:s text:c="2"/></text:span><text:span text:style-name="T2">Y = 60;</text:span></text:p>
            <text:p text:style-name="P2"><text:span text:style-name="T2"/></text:p>
          </draw:text-box>
        </draw:frame>
        <draw:connector draw:style-name="gr5" draw:text-style-name="P3" draw:layer="layout" draw:type="curve" draw:line-skew="1.586cm 1.821cm" svg:x1="16.5cm" svg:y1="12.5cm" svg:x2="10.25cm" svg:y2="16.5cm" draw:start-shape="id1" draw:start-glue-point="1" draw:end-shape="id2" draw:end-glue-point="2" svg:d="m16500 12500c4629 0 3857 3161 1138 5031s-7388 2450-7388-1031">
          <text:p/>
        </draw:connector>
        <draw:frame draw:style-name="gr6" draw:text-style-name="P4" draw:layer="layout" svg:width="4.693cm" svg:height="0.925cm" svg:x="11cm" svg:y="16.575cm">
          <draw:text-box>
            <text:p><text:span text:style-name="T3">.w retrieve</text:span></text:p>
          </draw:text-box>
        </draw:frame>
        <draw:connector draw:style-name="gr7" draw:text-style-name="P1" draw:layer="layout" draw:type="curve" draw:line-skew="0.657cm 1.313cm" svg:x1="16cm" svg:y1="13.5cm" svg:x2="10.25cm" svg:y2="16.5cm" draw:start-shape="id3" draw:start-glue-point="1" draw:end-shape="id2" draw:end-glue-point="2" svg:d="m16000 13500c3985 0 3321 2407 888 3837s-6638 1882-6638-837">
          <text:p/>
        </draw:connector>
        <draw:connector draw:style-name="gr7" draw:text-style-name="P1" draw:layer="layout" draw:type="curve" draw:line-skew="-0.36cm" svg:x1="10.5cm" svg:y1="15.5cm" svg:x2="4cm" svg:y2="12.5cm" draw:start-shape="id3" draw:start-glue-point="2" draw:end-shape="id1" draw:end-glue-point="3" svg:d="m10500 15500c0 960-3500 800-5313-190s-1937-2810-1187-2810">
          <text:p/>
        </draw:connector>
        <draw:frame draw:style-name="gr6" draw:text-style-name="P4" draw:layer="layout" svg:width="4.693cm" svg:height="0.925cm" svg:x="3cm" svg:y="16.575cm">
          <draw:text-box>
            <text:p><text:span text:style-name="T3">.z retrieve</text:span></text:p>
          </draw:text-box>
        </draw:frame>
        <draw:connector draw:style-name="gr7" draw:text-style-name="P1" draw:layer="layout" draw:type="curve" svg:x1="10.5cm" svg:y1="11.5cm" svg:x2="9.25cm" svg:y2="11.855cm" draw:start-shape="id3" draw:start-glue-point="0" draw:end-shape="id4" svg:d="m10500 11500c0-750-1250-927-1250 355">
          <text:p/>
        </draw:connector>
        <draw:frame draw:style-name="gr6" draw:text-style-name="P4" draw:layer="layout" svg:width="4.693cm" svg:height="0.925cm" svg:x="11cm" svg:y="10.5cm">
          <draw:text-box>
            <text:p><text:span text:style-name="T3">.x retrie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Wouter Groeneveld</meta:initial-creator>
    <meta:creation-date>2011-05-09T22:04:06.70</meta:creation-date>
    <dc:date>2011-05-09T22:16:20.89</dc:date>
    <dc:creator>Wouter Groeneveld</dc:creator>
    <meta:editing-duration>PT00H12M19S</meta:editing-duration>
    <meta:editing-cycles>3</meta:editing-cycles>
    <meta:generator>OpenOffice.org/3.0$Win32 OpenOffice.org_project/300m9$Build-9358</meta:generator>
    <meta:document-statistic meta:object-count="13"/>
  </office:meta>
</office:document-meta>
</file>